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b8b4" officeooo:paragraph-rsid="0007b8b4" style:font-size-asian="14pt" style:font-weight-asian="bold" style:font-size-complex="16pt" style:font-weight-complex="bold"/>
    </style:style>
    <style:style style:name="P2" style:family="paragraph" style:parent-style-name="Standard">
      <style:text-properties officeooo:paragraph-rsid="0007b8b4"/>
    </style:style>
    <style:style style:name="P3" style:family="paragraph" style:parent-style-name="Standard" style:list-style-name="L1">
      <style:text-properties officeooo:paragraph-rsid="0007b8b4"/>
    </style:style>
    <style:style style:name="P4" style:family="paragraph" style:parent-style-name="Preformatted_20_Text">
      <style:text-properties officeooo:paragraph-rsid="0007b8b4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7b8b4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a349e"/>
    </style:style>
    <style:style style:name="T1" style:family="text">
      <style:text-properties officeooo:rsid="0007b8b4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7b8b4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a349e" style:font-size-asian="12.25pt" style:font-weight-asian="normal" style:font-size-complex="14pt" style:font-weight-complex="normal"/>
    </style:style>
    <style:style style:name="T5" style:family="text">
      <style:text-properties fo:font-size="14pt" fo:language="pt" fo:country="PT" fo:font-weight="normal" officeooo:rsid="0007b8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6" style:family="text">
      <style:text-properties style:font-name="Times New Roman" fo:font-size="14pt" fo:font-weight="normal" officeooo:rsid="000a349e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entação do trabalho:</text:p>
      <text:p text:style-name="P1"/>
      <text:p text:style-name="P2"><text:tab/><text:span text:style-name="T2">Seguem abaixo as etapas do trabalho:</text:span></text:p>
      <text:p text:style-name="P2"><text:span text:style-name="T2"/></text:p>
      <text:list xml:id="list3830789138860808303" text:style-name="L1">
        <text:list-item>
          <text:p text:style-name="P3"><text:span text:style-name="T3">Coleta de dados </text:span><text:span text:style-name="T5">através</text:span><text:span text:style-name="T3"> do import.io em arquivo .csv a partir do arquivo .csv transformar em binário </text:span></text:p>
        </text:list-item>
        <text:list-item>
          <text:p text:style-name="P3"><text:span text:style-name="T3">Trabalhar com algum indexador, árvore PATRICIA para acesso via arquivo binário</text:span></text:p>
        </text:list-item>
        <text:list-item>
          <text:p text:style-name="P3"><text:span text:style-name="T3">Classificar <text:s/>e organizar em algum arquivo heap os dados</text:span></text:p>
        </text:list-item>
        <text:list-item>
          <text:p text:style-name="P3"><text:span text:style-name="T3">Criação da interface ao usuário (*)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><text:tab/>Sobre a interface ao usuário:</text:span></text:p>
      <text:p text:style-name="P2"><text:span text:style-name="T3"><text:tab/><text:tab/></text:span></text:p>
      <text:p text:style-name="P2"><text:span text:style-name="T3"><text:tab/><text:tab/>Sugestões:</text:span></text:p>
      <text:p text:style-name="P2"><text:span text:style-name="T3"/></text:p>
      <text:p text:style-name="P2"><text:span text:style-name="T3"><text:tab/><text:tab/><text:tab/>Menu com:<text:line-break/><text:tab/><text:tab/><text:tab/><text:tab/>Opções do usuário via menu com entrada numeros correspondentes as opções:</text:span></text:p>
      <text:p text:style-name="P2"><text:span text:style-name="T3"/></text:p>
      <text:p text:style-name="P2"><text:span text:style-name="T3"><text:tab/><text:tab/>Exemplo:<text:line-break/><text:tab/><text:tab/></text:span></text:p>
      <text:p text:style-name="P4"><text:bookmark text:name="taag_output_text"/><text:span text:style-name="T3"><text:s text:c="3"/>_____ <text:s text:c="11"/>__ <text:s text:c="2"/>.__ <text:s text:c="7"/>_________ <text:s text:c="30"/>.__ <text:s text:c="4"/></text:span></text:p>
      <text:p text:style-name="Preformatted_20_Text"><text:s text:c="2"/>/ <text:s text:c="4"/>\ <text:s/>_____ <text:s/>_/ <text:s/>|_ | <text:s/>|__ <text:s text:c="3"/>/ <text:s text:c="2"/>_____/ <text:s/>____ <text:s/>_____ <text:s/>_______ <text:s text:c="2"/>____ <text:s/>| <text:s/>|__ <text:s/></text:p>
      <text:p text:style-name="Preformatted_20_Text"><text:s/>/ <text:s/>\ / <text:s/>\ \__ <text:s/>\ \ <text:s text:c="2"/>__\| <text:s/>| <text:s/>\ <text:s text:c="2"/>\_____ <text:s/>\ _/ __ \ \__ <text:s/>\ \_ <text:s/>__ \_/ ___\ | <text:s/>| <text:s/>\ </text:p>
      <text:p text:style-name="Preformatted_20_Text">/ <text:s text:c="3"/>Y <text:s text:c="3"/>\ / __ \_| <text:s/>| <text:s/>| <text:s text:c="2"/>Y <text:s/>\ <text:s/>/ <text:s text:c="7"/>\\ <text:s/>___/ <text:s/>/ __ \_| <text:s/>| \/\ <text:s/>\___ | <text:s text:c="2"/>Y <text:s/>\</text:p>
      <text:p text:style-name="Preformatted_20_Text">\____|__ <text:s/>/(____ <text:s/>/|__| <text:s/>|___| <text:s/>/ /_______ <text:s/>/ \___ <text:s/>&gt;(____ <text:s/>/|__| <text:s text:c="3"/>\___ <text:s/>&gt;|___| <text:s/>/</text:p>
      <text:p text:style-name="P5"><text:s text:c="8"/>\/ <text:s text:c="5"/>\/ <text:s text:c="11"/>\/ <text:s text:c="9"/>\/ <text:s text:c="5"/>\/ <text:s text:c="5"/>\/ <text:s text:c="12"/>\/ \/ <text:line-break/><text:line-break/><text:span text:style-name="T1">Bem-vindo ao Math Search!<text:line-break/><text:line-break/>Escolha o comando desejado:</text:span></text:p>
      <text:p text:style-name="P5"><text:span text:style-name="T3">1 – Mostrar todas playlists<text:line-break/><text:line-break/>2 – </text:span><text:span text:style-name="T4">Busca/Classificação</text:span><text:span text:style-name="T3"> por nome<text:line-break/><text:line-break/>3 – Busca por palavras-chaves</text:span></text:p>
      <text:p text:style-name="P5"><text:span text:style-name="T3">4 – </text:span><text:span text:style-name="T4">Busca/Classificação</text:span><text:span text:style-name="T3"> por tema</text:span></text:p>
      <text:p text:style-name="P5"><text:span text:style-name="T3">5 – Classificação por tempo</text:span></text:p>
      <text:p text:style-name="P5"><text:span text:style-name="T3">6 – Busca por tema</text:span></text:p>
      <text:p text:style-name="P5"><text:soft-page-break/><text:span text:style-name="T3">99 – Sair do programa</text:span></text:p>
      <text:p text:style-name="P5"><text:span text:style-name="T3"/></text:p>
      <text:p text:style-name="P6"><text:span text:style-name="T3">Digite seu comando: _<text:line-break/><text:line-break/><text:line-break/><text:line-break/><text:line-break/></text:span><text:span text:style-name="T6">A partir de cada opção ele mostrará outro menu ou dado selecionado.<text:line-break/><text:line-break/>Exemplo:<text:line-break/> </text:span></text:p>
      <text:p text:style-name="P6"><text:span text:style-name="T6"><text:tab/>Usuário digitou comando 2<text:line-break/><text:line-break/><text:tab/>Digite o nome do video: <text:s/>matematica<text:line-break/><text:line-break/>Para toda ocorrência da palavra no nome do vídeo ira apresentar os nomes dos videos e seus respectivos links, além de quantas ocorrencias aparecem.<text:line-break/>Elas irão aparecer em ordem. <text:line-break/>E em seguida aparecerá a seguinte mensagem:<text:line-break/><text:line-break/>" Deseja ver inversamente ordenado? &lt;s/n&gt; _"<text:line-break/><text:line-break/>Para todo caso, se o usuário digitar algum comando inválido, imprima de novo o mesmo comando até digitar algo correto.<text:line-break/><text:line-break/>Depois posto mais um outro arquivo detalhando as etapas uma por uma.<text:line-break/><text:line-break/>Espero que os dados possam auxiliar na programação.<text:line-break/><text:line-break/><text:line-break/></text:span><text:span text:style-name="T3"><text:line-break/><text:tab/><text:tab/></text:span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5S</meta:editing-duration>
    <meta:editing-cycles>4</meta:editing-cycles>
    <meta:generator>LibreOffice/5.0.3.2$Windows_x86 LibreOffice_project/e5f16313668ac592c1bfb310f4390624e3dbfb75</meta:generator>
    <dc:date>2016-05-26T17:15:07.283000000</dc:date>
    <meta:document-statistic meta:table-count="0" meta:image-count="0" meta:object-count="0" meta:page-count="2" meta:paragraph-count="24" meta:word-count="309" meta:character-count="1918" meta:non-whitespace-character-count="1388"/>
    <meta:user-defined meta:name="Info 1"/>
    <meta:user-defined meta:name="Info 2"/>
    <meta:user-defined meta:name="Info 3"/>
    <meta:user-defined meta:name="Info 4"/>
  </office:meta>
</office:document-meta>
</file>